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B0000004CDA5956C421286D2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automatic-styles>
    <style:style style:name="Table1" style:family="table">
      <style:table-properties style:width="17.438cm" fo:margin-left="0cm" fo:margin-top="0cm" fo:margin-bottom="0cm" table:align="left"/>
    </style:style>
    <style:style style:name="Table1.A" style:family="table-column">
      <style:table-column-properties style:column-width="4.359cm"/>
    </style:style>
    <style:style style:name="Table1.B" style:family="table-column">
      <style:table-column-properties style:column-width="4.36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middle"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C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D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" style:family="table">
      <style:table-properties style:width="14.649cm" fo:margin-left="2.716cm" fo:margin-top="0cm" fo:margin-bottom="0cm" table:align="left"/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1.255cm"/>
    </style:style>
    <style:style style:name="Table2.1" style:family="table-row">
      <style:table-row-properties style:min-row-height="0.776cm" fo:keep-together="auto"/>
    </style:style>
    <style:style style:name="Table2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le2.2" style:family="table-row">
      <style:table-row-properties style:min-row-height="0.873cm" fo:keep-together="auto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3" style:family="table">
      <style:table-properties style:width="14.649cm" fo:margin-left="2.716cm" fo:margin-top="0cm" fo:margin-bottom="0cm" table:align="left"/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11.255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le3.2" style:family="table-row">
      <style:table-row-properties style:min-row-height="0.873cm" fo:keep-together="auto"/>
    </style:style>
    <style:style style:name="Table3.B2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4.649cm" fo:margin-left="2.716cm" fo:margin-top="0cm" fo:margin-bottom="0cm" table:align="left"/>
    </style:style>
    <style:style style:name="Table4.A" style:family="table-column">
      <style:table-column-properties style:column-width="3.394cm"/>
    </style:style>
    <style:style style:name="Table4.B" style:family="table-column">
      <style:table-column-properties style:column-width="11.255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le4.2" style:family="table-row">
      <style:table-row-properties style:min-row-height="0.873cm" fo:keep-together="auto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ela1" style:family="table">
      <style:table-properties style:width="14.711cm" fo:margin-left="2.716cm" fo:margin-top="0cm" fo:margin-bottom="0cm" table:align="left"/>
    </style:style>
    <style:style style:name="Tabela1.A" style:family="table-column">
      <style:table-column-properties style:column-width="3.385cm"/>
    </style:style>
    <style:style style:name="Tabela1.B" style:family="table-column">
      <style:table-column-properties style:column-width="5.636cm"/>
    </style:style>
    <style:style style:name="Tabela1.C" style:family="table-column">
      <style:table-column-properties style:column-width="5.69cm"/>
    </style:style>
    <style:style style:name="Tabela1.1" style:family="table-row">
      <style:table-row-properties style:min-row-height="0.776cm" fo:keep-together="auto"/>
    </style:style>
    <style:style style:name="Tabela1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C2" style:family="table-cell">
      <style:table-cell-properties style:vertical-align="" fo:padding="0.176cm" fo:border="1pt solid #000000"/>
    </style:style>
    <style:style style:name="Table5" style:family="table">
      <style:table-properties style:width="14.649cm" fo:margin-left="2.716cm" fo:margin-top="0cm" fo:margin-bottom="0cm" table:align="left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11.255cm"/>
    </style:style>
    <style:style style:name="Table5.1" style:family="table-row">
      <style:table-row-properties style:min-row-height="0.776cm" fo:keep-together="auto"/>
    </style:style>
    <style:style style:name="Table5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le5.2" style:family="table-row">
      <style:table-row-properties style:min-row-height="0.873cm" fo:keep-together="auto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ela2" style:family="table">
      <style:table-properties style:width="14.649cm" fo:margin-left="2.716cm" fo:margin-top="0cm" fo:margin-bottom="0cm" table:align="left"/>
    </style:style>
    <style:style style:name="Tabela2.A" style:family="table-column">
      <style:table-column-properties style:column-width="3.394cm"/>
    </style:style>
    <style:style style:name="Tabela2.B" style:family="table-column">
      <style:table-column-properties style:column-width="11.255cm"/>
    </style:style>
    <style:style style:name="Tabela2.1" style:family="table-row">
      <style:table-row-properties style:min-row-height="0.776cm" fo:keep-together="auto"/>
    </style:style>
    <style:style style:name="Tabela2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2.2" style:family="table-row">
      <style:table-row-properties style:min-row-height="0.873cm" fo:keep-together="auto"/>
    </style:style>
    <style:style style:name="Tabela2.B2" style:family="table-cell">
      <style:table-cell-properties style:vertical-align="" fo:padding="0.176cm" fo:border="1pt solid #000000"/>
    </style:style>
    <style:style style:name="Tabela2.B3" style:family="table-cell">
      <style:table-cell-properties style:vertical-align="" fo:padding="0.176cm" fo:border="1pt solid #000000"/>
    </style:style>
    <style:style style:name="Tabela3" style:family="table">
      <style:table-properties style:width="14.684cm" fo:margin-left="2.716cm" fo:margin-top="0cm" fo:margin-bottom="0cm" table:align="left"/>
    </style:style>
    <style:style style:name="Tabela3.A" style:family="table-column">
      <style:table-column-properties style:column-width="3.385cm"/>
    </style:style>
    <style:style style:name="Tabela3.B" style:family="table-column">
      <style:table-column-properties style:column-width="5.636cm"/>
    </style:style>
    <style:style style:name="Tabela3.C" style:family="table-column">
      <style:table-column-properties style:column-width="5.664cm"/>
    </style:style>
    <style:style style:name="Tabela3.1" style:family="table-row">
      <style:table-row-properties style:min-row-height="0.776cm" fo:keep-together="auto"/>
    </style:style>
    <style:style style:name="Tabela3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3.B1" style:family="table-cell">
      <style:table-cell-properties style:vertical-align="" fo:padding="0.176cm" fo:border="1pt solid #000000"/>
    </style:style>
    <style:style style:name="Tabela3.B2" style:family="table-cell">
      <style:table-cell-properties style:vertical-align="" fo:padding="0.176cm" fo:border="1pt solid #000000"/>
    </style:style>
    <style:style style:name="Tabela3.C2" style:family="table-cell">
      <style:table-cell-properties style:vertical-align="" fo:padding="0.176cm" fo:border="1pt solid #000000"/>
    </style:style>
    <style:style style:name="Tabela4" style:family="table">
      <style:table-properties style:width="14.649cm" fo:margin-left="2.716cm" fo:margin-top="0cm" fo:margin-bottom="0cm" table:align="left"/>
    </style:style>
    <style:style style:name="Tabela4.A" style:family="table-column">
      <style:table-column-properties style:column-width="3.394cm"/>
    </style:style>
    <style:style style:name="Tabela4.B" style:family="table-column">
      <style:table-column-properties style:column-width="11.255cm"/>
    </style:style>
    <style:style style:name="Tabela4.1" style:family="table-row">
      <style:table-row-properties style:min-row-height="0.776cm" fo:keep-together="auto"/>
    </style:style>
    <style:style style:name="Tabela4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4.2" style:family="table-row">
      <style:table-row-properties style:min-row-height="0.873cm" fo:keep-together="auto"/>
    </style:style>
    <style:style style:name="Tabela4.B2" style:family="table-cell">
      <style:table-cell-properties style:vertical-align="" fo:padding="0.176cm" fo:border="1pt solid #000000"/>
    </style:style>
    <style:style style:name="Tabela4.B3" style:family="table-cell">
      <style:table-cell-properties style:vertical-align="" fo:padding="0.176cm" fo:border="1pt solid #000000"/>
    </style:style>
    <style:style style:name="Tabela5" style:family="table">
      <style:table-properties style:width="14.649cm" fo:margin-left="2.716cm" fo:margin-top="0cm" fo:margin-bottom="0cm" table:align="left"/>
    </style:style>
    <style:style style:name="Tabela5.A" style:family="table-column">
      <style:table-column-properties style:column-width="3.394cm"/>
    </style:style>
    <style:style style:name="Tabela5.B" style:family="table-column">
      <style:table-column-properties style:column-width="11.255cm"/>
    </style:style>
    <style:style style:name="Tabela5.1" style:family="table-row">
      <style:table-row-properties style:min-row-height="0.776cm" fo:keep-together="auto"/>
    </style:style>
    <style:style style:name="Tabela5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5.2" style:family="table-row">
      <style:table-row-properties style:min-row-height="0.873cm" fo:keep-together="auto"/>
    </style:style>
    <style:style style:name="Tabela5.B2" style:family="table-cell">
      <style:table-cell-properties style:vertical-align="" fo:padding="0.176cm" fo:border="1pt solid #000000"/>
    </style:style>
    <style:style style:name="Tabela5.B3" style:family="table-cell">
      <style:table-cell-properties style:vertical-align="" fo:padding="0.176cm" fo:border="1pt solid #000000"/>
    </style:style>
    <style:style style:name="Tabela6" style:family="table">
      <style:table-properties style:width="14.649cm" fo:margin-left="2.716cm" fo:margin-top="0cm" fo:margin-bottom="0cm" table:align="left"/>
    </style:style>
    <style:style style:name="Tabela6.A" style:family="table-column">
      <style:table-column-properties style:column-width="3.394cm"/>
    </style:style>
    <style:style style:name="Tabela6.B" style:family="table-column">
      <style:table-column-properties style:column-width="11.255cm"/>
    </style:style>
    <style:style style:name="Tabela6.1" style:family="table-row">
      <style:table-row-properties style:min-row-height="0.776cm" fo:keep-together="auto"/>
    </style:style>
    <style:style style:name="Tabela6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6.2" style:family="table-row">
      <style:table-row-properties style:min-row-height="0.873cm" fo:keep-together="auto"/>
    </style:style>
    <style:style style:name="Tabela6.B2" style:family="table-cell">
      <style:table-cell-properties style:vertical-align="" fo:padding="0.176cm" fo:border="1pt solid #000000"/>
    </style:style>
    <style:style style:name="Tabela6.B3" style:family="table-cell">
      <style:table-cell-properties style:vertical-align="" fo:padding="0.176cm" fo:border="1pt solid #000000"/>
    </style:style>
    <style:style style:name="Tabela7" style:family="table">
      <style:table-properties style:width="14.684cm" fo:margin-left="2.716cm" fo:margin-top="0cm" fo:margin-bottom="0cm" table:align="left"/>
    </style:style>
    <style:style style:name="Tabela7.A" style:family="table-column">
      <style:table-column-properties style:column-width="3.385cm"/>
    </style:style>
    <style:style style:name="Tabela7.B" style:family="table-column">
      <style:table-column-properties style:column-width="5.636cm"/>
    </style:style>
    <style:style style:name="Tabela7.C" style:family="table-column">
      <style:table-column-properties style:column-width="5.664cm"/>
    </style:style>
    <style:style style:name="Tabela7.1" style:family="table-row">
      <style:table-row-properties style:min-row-height="0.776cm" fo:keep-together="auto"/>
    </style:style>
    <style:style style:name="Tabela7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7.B1" style:family="table-cell">
      <style:table-cell-properties style:vertical-align="" fo:padding="0.176cm" fo:border="1pt solid #000000"/>
    </style:style>
    <style:style style:name="Tabela7.B2" style:family="table-cell">
      <style:table-cell-properties style:vertical-align="" fo:padding="0.176cm" fo:border="1pt solid #000000"/>
    </style:style>
    <style:style style:name="Tabela7.C2" style:family="table-cell">
      <style:table-cell-properties style:vertical-align="" fo:padding="0.176cm" fo:border="1pt solid #000000"/>
    </style:style>
    <style:style style:name="Tabela8" style:family="table">
      <style:table-properties style:width="14.649cm" fo:margin-left="2.716cm" fo:margin-top="0cm" fo:margin-bottom="0cm" table:align="left"/>
    </style:style>
    <style:style style:name="Tabela8.A" style:family="table-column">
      <style:table-column-properties style:column-width="3.394cm"/>
    </style:style>
    <style:style style:name="Tabela8.B" style:family="table-column">
      <style:table-column-properties style:column-width="11.255cm"/>
    </style:style>
    <style:style style:name="Tabela8.1" style:family="table-row">
      <style:table-row-properties style:min-row-height="0.776cm" fo:keep-together="auto"/>
    </style:style>
    <style:style style:name="Tabela8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8.2" style:family="table-row">
      <style:table-row-properties style:min-row-height="0.873cm" fo:keep-together="auto"/>
    </style:style>
    <style:style style:name="Tabela8.B2" style:family="table-cell">
      <style:table-cell-properties style:vertical-align="" fo:padding="0.176cm" fo:border="1pt solid #000000"/>
    </style:style>
    <style:style style:name="Tabela8.B3" style:family="table-cell">
      <style:table-cell-properties style:vertical-align="" fo:padding="0.176cm" fo:border="1pt solid #000000"/>
    </style:style>
    <style:style style:name="Tabela9" style:family="table">
      <style:table-properties style:width="14.684cm" fo:margin-left="2.716cm" fo:margin-top="0cm" fo:margin-bottom="0cm" table:align="left"/>
    </style:style>
    <style:style style:name="Tabela9.A" style:family="table-column">
      <style:table-column-properties style:column-width="3.385cm"/>
    </style:style>
    <style:style style:name="Tabela9.B" style:family="table-column">
      <style:table-column-properties style:column-width="5.636cm"/>
    </style:style>
    <style:style style:name="Tabela9.C" style:family="table-column">
      <style:table-column-properties style:column-width="5.664cm"/>
    </style:style>
    <style:style style:name="Tabela9.1" style:family="table-row">
      <style:table-row-properties style:min-row-height="0.776cm" fo:keep-together="auto"/>
    </style:style>
    <style:style style:name="Tabela9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ela9.B1" style:family="table-cell">
      <style:table-cell-properties style:vertical-align="" fo:padding="0.176cm" fo:border="1pt solid #000000"/>
    </style:style>
    <style:style style:name="Tabela9.B2" style:family="table-cell">
      <style:table-cell-properties style:vertical-align="" fo:padding="0.176cm" fo:border="1pt solid #000000"/>
    </style:style>
    <style:style style:name="Tabela9.C2" style:family="table-cell">
      <style:table-cell-properties style:vertical-align="" fo:padding="0.176cm" fo:border="1pt solid #000000"/>
    </style:style>
    <style:style style:name="Table6" style:family="table">
      <style:table-properties style:width="14.684cm" fo:margin-left="2.716cm" fo:margin-top="0cm" fo:margin-bottom="0cm" table:align="left"/>
    </style:style>
    <style:style style:name="Table6.A" style:family="table-column">
      <style:table-column-properties style:column-width="3.385cm"/>
    </style:style>
    <style:style style:name="Table6.B" style:family="table-column">
      <style:table-column-properties style:column-width="5.636cm"/>
    </style:style>
    <style:style style:name="Table6.C" style:family="table-column">
      <style:table-column-properties style:column-width="5.664cm"/>
    </style:style>
    <style:style style:name="Table6.1" style:family="table-row">
      <style:table-row-properties style:min-row-height="0.776cm" fo:keep-together="auto"/>
    </style:style>
    <style:style style:name="Table6.A1" style:family="table-cell">
      <style:table-cell-properties style:vertical-align="" fo:background-color="#1f94a7" fo:padding="0.176cm" fo:border="1pt solid #000000">
        <style:background-image/>
      </style:table-cell-properties>
    </style:style>
    <style:style style:name="Table6.2" style:family="table-row">
      <style:table-row-properties style:min-row-height="0.873cm" fo:keep-together="auto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6.C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.046cm" fo:margin-bottom="0.046cm" style:contextual-spacing="false" fo:line-height="200%" fo:text-align="center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a5a5a5" fo:keep-with-next="auto">
        <style:tab-stops>
          <style:tab-stop style:position="4.551cm"/>
          <style:tab-stop style:position="5.265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a5a5a5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line-height="100%" fo:text-indent="0cm" style:auto-text-indent="fals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0349ca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-0.635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-0.635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paragraph-rsid="0006c68c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paragraph-rsid="000aa8da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paragraph-rsid="00109381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paragraph-rsid="0006c68c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0cm" fo:margin-right="0cm" fo:margin-top="0cm" fo:margin-bottom="0.353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left="0cm" fo:margin-right="-0.109cm" fo:margin-top="0.092cm" fo:margin-bottom="0cm" style:contextual-spacing="false" fo:line-height="115%" fo:text-align="justify" style:justify-single-word="false" fo:orphans="0" fo:widows="0" fo:text-indent="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margin-left="0cm" fo:margin-right="-0.635cm" fo:margin-top="0.092cm" fo:margin-bottom="0cm" style:contextual-spacing="false" fo:line-height="115%" fo:text-align="justify" style:justify-single-word="false" fo:orphans="0" fo:widows="0" fo:text-indent="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>
      <style:paragraph-properties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orphans="0" fo:widows="0"/>
      <style:text-properties style:font-name="Arial" fo:font-size="12pt" officeooo:paragraph-rsid="0006c68c" style:font-name-asian="Arial1" style:font-size-asian="12pt" style:font-name-complex="Arial1" style:font-size-complex="12pt"/>
    </style:style>
    <style:style style:name="P27" style:family="paragraph" style:parent-style-name="Standard">
      <style:paragraph-properties fo:orphans="0" fo:widows="0"/>
      <style:text-properties style:font-name="Arial" fo:font-size="12pt" officeooo:paragraph-rsid="000aa8da" style:font-name-asian="Arial1" style:font-size-asian="12pt" style:font-name-complex="Arial1" style:font-size-complex="12pt"/>
    </style:style>
    <style:style style:name="P28" style:family="paragraph" style:parent-style-name="Standard">
      <style:paragraph-properties fo:orphans="0" fo:widows="0"/>
      <style:text-properties style:font-name="Arial" fo:font-size="12pt" officeooo:paragraph-rsid="00109381" style:font-name-asian="Arial1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6c68c" officeooo:paragraph-rsid="0006c68c" style:font-name-asian="Arial1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89e3d" officeooo:paragraph-rsid="00089e3d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ac841" officeooo:paragraph-rsid="000ac841" style:font-name-asian="Arial1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ac841" officeooo:paragraph-rsid="000c6fff" style:font-name-asian="Arial1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c6fff" officeooo:paragraph-rsid="000c6fff" style:font-name-asian="Arial1" style:font-size-asian="12pt" style:font-name-complex="Arial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0c6fff" officeooo:paragraph-rsid="00109381" style:font-name-asian="Arial1" style:font-size-asian="12pt" style:font-name-complex="Arial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116562" officeooo:paragraph-rsid="00116562" style:font-name-asian="Arial1" style:font-size-asian="12pt" style:font-name-complex="Arial1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8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font-name="Arial" fo:font-size="12pt" officeooo:paragraph-rsid="00050d1f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paragraph-rsid="000aa8da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paragraph-rsid="00109381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size="12pt" officeooo:paragraph-rsid="0010e86a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6pt" style:font-name-asian="Arial1" style:font-size-asian="16pt" style:font-name-complex="Arial1" style:font-size-complex="16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6pt" style:font-name-asian="Arial1" style:font-size-asian="16pt" style:font-name-complex="Arial1" style:font-size-complex="16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Arial" fo:font-size="16pt" fo:font-weight="bold" officeooo:paragraph-rsid="0006c68c" style:font-name-asian="Arial1" style:font-size-asian="16pt" style:font-weight-asian="bold" style:font-name-complex="Arial1" style:font-size-complex="16pt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6pt" fo:font-weight="bold" officeooo:paragraph-rsid="00089e3d" style:font-name-asian="Arial1" style:font-size-asian="16pt" style:font-weight-asian="bold" style:font-name-complex="Arial1" style:font-size-complex="16pt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6pt" fo:font-weight="bold" officeooo:paragraph-rsid="000aa8da" style:font-name-asian="Arial1" style:font-size-asian="16pt" style:font-weight-asian="bold" style:font-name-complex="Arial1" style:font-size-complex="16pt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6pt" fo:font-weight="bold" officeooo:paragraph-rsid="000c6fff" style:font-name-asian="Arial1" style:font-size-asian="16pt" style:font-weight-asian="bold" style:font-name-complex="Arial1" style:font-size-complex="16pt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Arial" fo:font-size="16pt" fo:font-weight="bold" officeooo:paragraph-rsid="00109381" style:font-name-asian="Arial1" style:font-size-asian="16pt" style:font-weight-asian="bold" style:font-name-complex="Arial1" style:font-size-complex="16pt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6pt" fo:font-weight="bold" officeooo:paragraph-rsid="00109381" style:font-name-asian="Arial1" style:font-size-asian="16pt" style:font-weight-asian="bold" style:font-name-complex="Arial1" style:font-size-complex="16pt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57" style:family="paragraph" style:parent-style-name="Standard">
      <style:text-properties style:font-name="Arial" fo:font-size="14pt" officeooo:rsid="000349ca" officeooo:paragraph-rsid="000349ca" style:font-name-asian="Arial1" style:font-size-asian="14pt" style:font-name-complex="Arial1" style:font-size-complex="14pt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59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style:font-name-asian="Arial1" style:font-size-asian="12pt" style:font-name-complex="Arial1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officeooo:paragraph-rsid="0006c68c" style:font-name-asian="Arial1" style:font-size-asian="12pt" style:font-name-complex="Arial1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officeooo:paragraph-rsid="00089e3d" style:font-name-asian="Arial1" style:font-size-asian="12pt" style:font-name-complex="Arial1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officeooo:paragraph-rsid="000aa8da" style:font-name-asian="Arial1" style:font-size-asian="12pt" style:font-name-complex="Arial1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officeooo:paragraph-rsid="000c6fff" style:font-name-asian="Arial1" style:font-size-asian="12pt" style:font-name-complex="Arial1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officeooo:paragraph-rsid="00109381" style:font-name-asian="Arial1" style:font-size-asian="12pt" style:font-name-complex="Arial1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arial" fo:font-size="12pt" style:font-size-asian="12pt" style:font-size-complex="12pt"/>
    </style:style>
    <style:style style:name="P66" style:family="paragraph" style:parent-style-name="Standard">
      <style:paragraph-properties fo:orphans="0" fo:widows="0"/>
      <style:text-properties fo:color="#ffffff" loext:opacity="100%" style:font-name="arial" fo:font-size="12pt" style:font-size-asian="12pt" style:font-size-complex="12pt"/>
    </style:style>
    <style:style style:name="P67" style:family="paragraph" style:parent-style-name="Standard">
      <style:paragraph-properties fo:orphans="0" fo:widows="0"/>
      <style:text-properties fo:color="#ffffff" loext:opacity="100%" style:font-name="arial" fo:font-size="12pt" officeooo:paragraph-rsid="00089e3d" style:font-size-asian="12pt" style:font-size-complex="12pt"/>
    </style:style>
    <style:style style:name="P68" style:family="paragraph" style:parent-style-name="Standard">
      <style:paragraph-properties fo:orphans="0" fo:widows="0"/>
      <style:text-properties fo:color="#ffffff" loext:opacity="100%" style:font-name="arial" fo:font-size="12pt"/>
    </style:style>
    <style:style style:name="P69" style:family="paragraph" style:parent-style-name="Standard">
      <style:paragraph-properties fo:orphans="0" fo:widows="0"/>
      <style:text-properties fo:color="#ffffff" loext:opacity="100%" style:font-name="arial" fo:font-size="12pt" officeooo:paragraph-rsid="000aa8da"/>
    </style:style>
    <style:style style:name="P70" style:family="paragraph" style:parent-style-name="Standard">
      <style:paragraph-properties fo:orphans="0" fo:widows="0"/>
      <style:text-properties fo:color="#ffffff" loext:opacity="100%" style:font-name="arial" fo:font-size="12pt" officeooo:paragraph-rsid="000c6fff"/>
    </style:style>
    <style:style style:name="P71" style:family="paragraph" style:parent-style-name="Standard">
      <style:paragraph-properties fo:orphans="0" fo:widows="0"/>
      <style:text-properties fo:font-variant="normal" fo:text-transform="none" fo:color="#0f0f0f" loext:opacity="100%" style:font-name="arial" fo:font-size="12pt" fo:letter-spacing="normal" fo:font-style="normal" fo:font-weight="normal" style:font-name-asian="Arial1" style:font-size-asian="12pt" style:font-name-complex="Arial1" style:font-size-complex="12pt"/>
    </style:style>
    <style:style style:name="P72" style:family="paragraph" style:parent-style-name="Standard">
      <style:paragraph-properties fo:orphans="0" fo:widows="0"/>
      <style:text-properties fo:font-variant="normal" fo:text-transform="none" fo:color="#0f0f0f" loext:opacity="100%" style:font-name="arial" fo:font-size="12pt" fo:letter-spacing="normal" fo:font-style="normal" fo:font-weight="normal" officeooo:paragraph-rsid="000aa8da" style:font-name-asian="Arial1" style:font-size-asian="12pt" style:font-name-complex="Arial1" style:font-size-complex="12pt"/>
    </style:style>
    <style:style style:name="P73" style:family="paragraph" style:parent-style-name="Standard">
      <style:paragraph-properties fo:orphans="0" fo:widows="0"/>
      <style:text-properties fo:font-variant="normal" fo:text-transform="none" fo:color="#0f0f0f" loext:opacity="100%" style:font-name="arial" fo:font-size="12pt" fo:letter-spacing="normal" fo:font-style="normal" fo:font-weight="normal" officeooo:paragraph-rsid="000c6fff" style:font-name-asian="Arial1" style:font-size-asian="12pt" style:font-name-complex="Arial1" style:font-size-complex="12pt"/>
    </style:style>
    <style:style style:name="P74" style:family="paragraph" style:parent-style-name="Standard">
      <style:paragraph-properties fo:orphans="0" fo:widows="0"/>
      <style:text-properties fo:font-variant="normal" fo:text-transform="none" fo:color="#0f0f0f" loext:opacity="100%" style:font-name="arial" fo:font-size="12pt" fo:letter-spacing="normal" fo:font-style="normal" fo:font-weight="normal" officeooo:paragraph-rsid="00109381" style:font-name-asian="Arial1" style:font-size-asian="12pt" style:font-name-complex="Arial1" style:font-size-complex="12pt"/>
    </style:style>
    <style:style style:name="P75" style:family="paragraph" style:parent-style-name="Standard">
      <style:paragraph-properties fo:margin-left="0cm" fo:margin-right="-0.109cm" fo:margin-top="0.092cm" fo:margin-bottom="0cm" style:contextual-spacing="false" fo:line-height="115%" fo:text-align="justify" style:justify-single-word="false" fo:orphans="0" fo:widows="0" fo:text-indent="0.635cm" style:auto-text-indent="false"/>
      <style:text-properties style:font-name="arial" fo:font-size="12pt" officeooo:paragraph-rsid="00050d1f"/>
    </style:style>
    <style:style style:name="P76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77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117aec"/>
    </style:style>
    <style:style style:name="P78" style:family="paragraph" style:parent-style-name="Standard" style:list-style-name="WWNum4">
      <style:paragraph-properties fo:margin-left="2.54cm" fo:margin-right="0cm" fo:line-height="100%" fo:text-indent="-0.635cm" style:auto-text-indent="false"/>
      <style:text-properties officeooo:paragraph-rsid="00117aec"/>
    </style:style>
    <style:style style:name="P79" style:family="paragraph" style:parent-style-name="Standard" style:master-page-name="First_20_Page">
      <style:paragraph-properties fo:text-align="start" style:justify-single-word="false" style:page-number="1"/>
    </style:style>
    <style:style style:name="P80" style:family="paragraph" style:parent-style-name="Standard" style:list-style-name="WWNum1">
      <style:paragraph-properties fo:margin-left="1.90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Standard" style:list-style-name="WWNum2">
      <style:paragraph-properties fo:margin-left="1.90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2" style:family="paragraph" style:parent-style-name="Standard" style:list-style-name="WWNum2">
      <style:paragraph-properties fo:margin-left="1.905cm" fo:margin-right="0cm" fo:margin-top="0cm" fo:margin-bottom="0.353cm" style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3" style:family="paragraph" style:parent-style-name="Standard" style:list-style-name="WWNum3">
      <style:paragraph-properties fo:margin-left="0.635cm" fo:margin-right="0cm" fo:margin-top="0cm" fo:margin-bottom="0.353cm" style:contextual-spacing="false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84" style:family="paragraph" style:parent-style-name="Standard" style:list-style-name="WWNum3">
      <style:paragraph-properties fo:margin-left="0.635cm" fo:margin-right="0cm" fo:margin-top="0cm" fo:margin-bottom="0.353cm" style:contextual-spacing="false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officeooo:paragraph-rsid="0003814c" style:font-name-asian="Arial1" style:font-size-asian="16pt" style:font-style-asian="normal" style:font-weight-asian="bold" style:font-name-complex="Arial1" style:font-size-complex="16pt"/>
    </style:style>
    <style:style style:name="P85" style:family="paragraph" style:parent-style-name="Standard" style:list-style-name="WWNum3">
      <style:paragraph-properties fo:margin-left="1.397cm" fo:margin-right="0cm" fo:margin-top="0cm" fo:margin-bottom="0.353cm" style:contextual-spacing="false" fo:line-height="100%" fo:text-align="justify" style:justify-single-word="false" fo:keep-together="auto" fo:orphans="2" fo:widows="2" fo:text-indent="-0.762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86" style:family="paragraph" style:parent-style-name="Standard" style:list-style-name="WWNum3">
      <style:paragraph-properties fo:margin-left="0.635cm" fo:margin-right="0cm" fo:margin-top="0cm" fo:margin-bottom="0.353cm" style:contextual-spacing="false" fo:line-height="100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87" style:family="paragraph" style:parent-style-name="Standard">
      <style:paragraph-properties fo:margin-top="0cm" fo:margin-bottom="0cm" style:contextual-spacing="false" fo:line-height="100%" fo:orphans="0" fo:widows="0"/>
      <style:text-properties fo:font-variant="normal" fo:text-transform="none" fo:color="#0f0f0f" loext:opacity="100%" style:font-name="arial" fo:font-size="12pt" fo:letter-spacing="normal" fo:font-style="normal" fo:font-weight="normal" style:font-size-asian="12pt" style:font-size-complex="12pt"/>
    </style:style>
    <style:style style:name="P88" style:family="paragraph" style:parent-style-name="Standard">
      <style:paragraph-properties fo:orphans="0" fo:widows="0"/>
      <style:text-properties fo:font-variant="normal" fo:text-transform="none" fo:color="#ffffff" loext:opacity="100%" style:font-name="arial" fo:font-size="12pt" fo:letter-spacing="normal" fo:font-style="normal" fo:font-weight="normal" officeooo:rsid="00089e3d" officeooo:paragraph-rsid="000c6fff" style:font-name-asian="Arial1" style:font-name-complex="Arial1"/>
    </style:style>
    <style:style style:name="P89" style:family="paragraph" style:parent-style-name="Standard">
      <style:paragraph-properties fo:orphans="0" fo:widows="0"/>
      <style:text-properties fo:font-variant="normal" fo:text-transform="none" fo:color="#ffffff" loext:opacity="100%" style:font-name="arial" fo:font-size="12pt" fo:letter-spacing="normal" fo:font-style="normal" fo:font-weight="normal" officeooo:rsid="00089e3d" officeooo:paragraph-rsid="00109381" style:font-name-asian="Arial1" style:font-name-complex="Arial1"/>
    </style:style>
    <style:style style:name="P90" style:family="paragraph" style:parent-style-name="Standard" style:list-style-name="WWNum1">
      <style:paragraph-properties fo:margin-left="2.667cm" fo:margin-right="0cm" fo:margin-top="0cm" fo:margin-bottom="0cm" style:contextual-spacing="false" fo:line-height="150%" fo:text-align="justify" style:justify-single-word="false" fo:text-indent="-0.762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91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2pt" officeooo:rsid="00116562" officeooo:paragraph-rsid="00116562" style:font-name-asian="Arial1" style:font-size-asian="12pt" style:font-name-complex="Arial1" style:font-size-complex="12pt"/>
    </style:style>
    <style:style style:name="P92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93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officeooo:paragraph-rsid="0006c24f" style:font-name-asian="Arial1" style:font-size-asian="12pt" style:font-weight-asian="bold" style:font-name-complex="Arial1" style:font-size-complex="12pt"/>
    </style:style>
    <style:style style:name="P94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officeooo:paragraph-rsid="00089e3d" style:font-name-asian="Arial1" style:font-size-asian="12pt" style:font-weight-asian="bold" style:font-name-complex="Arial1" style:font-size-complex="12pt"/>
    </style:style>
    <style:style style:name="P95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officeooo:paragraph-rsid="000aa8da" style:font-name-asian="Arial1" style:font-size-asian="12pt" style:font-weight-asian="bold" style:font-name-complex="Arial1" style:font-size-complex="12pt"/>
    </style:style>
    <style:style style:name="P96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officeooo:paragraph-rsid="000c6fff" style:font-name-asian="Arial1" style:font-size-asian="12pt" style:font-weight-asian="bold" style:font-name-complex="Arial1" style:font-size-complex="12pt"/>
    </style:style>
    <style:style style:name="P97" style:family="paragraph" style:parent-style-name="Standard" style:list-style-name="WWNum5">
      <style:paragraph-properties fo:margin-left="2.54cm" fo:margin-right="0cm" fo:line-height="150%" fo:text-align="justify" style:justify-single-word="false" fo:text-indent="-0.635cm" style:auto-text-indent="false"/>
      <style:text-properties style:font-name="Arial" fo:font-size="12pt" fo:font-weight="bold" officeooo:paragraph-rsid="00109381" style:font-name-asian="Arial1" style:font-size-asian="12pt" style:font-weight-asian="bold" style:font-name-complex="Arial1" style:font-size-complex="12pt"/>
    </style:style>
    <style:style style:name="T1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3" style:family="text">
      <style:text-properties fo:font-variant="normal" fo:text-transform="none" fo:color="#0f0f0f" loext:opacity="100%" style:font-name="S hne" fo:letter-spacing="normal" fo:font-style="normal" fo:font-weight="normal"/>
    </style:style>
    <style:style style:name="T4" style:family="text">
      <style:text-properties fo:font-variant="normal" fo:text-transform="none" fo:color="#0f0f0f" loext:opacity="100%" style:font-name="S hne" fo:letter-spacing="normal" fo:font-style="normal" fo:font-weight="normal" style:font-name-asian="Arial1" style:font-size-asian="12pt" style:font-name-complex="Arial1" style:font-size-complex="12pt"/>
    </style:style>
    <style:style style:name="T5" style:family="text">
      <style:text-properties fo:font-variant="normal" fo:text-transform="none" fo:color="#0f0f0f" loext:opacity="100%" fo:letter-spacing="normal" fo:font-style="normal" fo:font-weight="normal"/>
    </style:style>
    <style:style style:name="T6" style:family="text">
      <style:text-properties fo:font-variant="normal" fo:text-transform="none" fo:color="#0f0f0f" loext:opacity="100%" fo:letter-spacing="normal" fo:font-style="normal" fo:font-weight="normal" style:font-name-asian="Arial1" style:font-size-asian="12pt" style:font-name-complex="Arial1" style:font-size-complex="12pt"/>
    </style:style>
    <style:style style:name="T7" style:family="text">
      <style:text-properties fo:font-variant="normal" fo:text-transform="none" fo:color="#0f0f0f" loext:opacity="100%" fo:letter-spacing="normal" fo:font-style="normal" fo:font-weight="normal" officeooo:rsid="000349ca" style:font-name-asian="Arial1" style:font-size-asian="12pt" style:font-name-complex="Arial1" style:font-size-complex="12pt"/>
    </style:style>
    <style:style style:name="T8" style:family="text">
      <style:text-properties fo:font-variant="normal" fo:text-transform="none" fo:color="#0f0f0f" loext:opacity="100%" style:font-name="arial" fo:letter-spacing="normal" fo:font-style="normal" fo:font-weight="normal"/>
    </style:style>
    <style:style style:name="T9" style:family="text">
      <style:text-properties fo:font-variant="normal" fo:text-transform="none" fo:color="#0f0f0f" loext:opacity="100%" style:font-name="arial" fo:letter-spacing="normal" fo:font-style="normal" fo:font-weight="normal" officeooo:rsid="00050d1f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name-asian="Arial1" style:font-name-complex="Arial1"/>
    </style:style>
    <style:style style:name="T12" style:family="text">
      <style:text-properties fo:font-variant="normal" fo:text-transform="none" fo:letter-spacing="normal" fo:font-style="normal" fo:font-weight="normal" officeooo:rsid="00089e3d" style:font-name-asian="Arial1" style:font-name-complex="Arial1"/>
    </style:style>
    <style:style style:name="T13" style:family="text">
      <style:text-properties fo:color="#ff0000" loext:opacity="100%"/>
    </style:style>
    <style:style style:name="T14" style:family="text">
      <style:text-properties style:font-name="Arial" fo:font-size="22pt" fo:font-weight="bold" style:font-name-asian="Arial1" style:font-size-asian="22pt" style:font-weight-asian="bold" style:font-name-complex="Arial1" style:font-size-complex="22pt"/>
    </style:style>
    <style:style style:name="T15" style:family="text">
      <style:text-properties style:font-name="Arial" fo:font-size="18pt" style:font-name-asian="Arial1" style:font-size-asian="18pt" style:font-name-complex="Arial1" style:font-size-complex="18pt"/>
    </style:style>
    <style:style style:name="T16" style:family="text">
      <style:text-properties style:font-name="Arial" fo:font-size="18pt" officeooo:rsid="000349ca" style:font-name-asian="Arial1" style:font-size-asian="18pt" style:font-name-complex="Arial1" style:font-size-complex="18pt"/>
    </style:style>
    <style:style style:name="T17" style:family="text">
      <style:text-properties style:font-name="Arial" fo:font-size="12pt" style:font-name-asian="Arial1" style:font-size-asian="12pt" style:font-name-complex="Arial1" style:font-size-complex="12pt"/>
    </style:style>
    <style:style style:name="T18" style:family="text">
      <style:text-properties style:font-name="Arial" fo:font-size="12pt" officeooo:rsid="000349ca" style:font-name-asian="Arial1" style:font-size-asian="12pt" style:font-name-complex="Arial1" style:font-size-complex="12pt"/>
    </style:style>
    <style:style style:name="T19" style:family="text">
      <style:text-properties style:font-name="Arial" fo:font-size="12pt" officeooo:rsid="00117aec" style:font-name-asian="Arial1" style:font-size-asian="12pt" style:font-name-complex="Arial1" style:font-size-complex="12pt"/>
    </style:style>
    <style:style style:name="T20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2" style:family="text">
      <style:text-properties officeooo:rsid="000349ca"/>
    </style:style>
    <style:style style:name="T23" style:family="text">
      <style:text-properties style:font-name-asian="Arial1" style:font-size-asian="12pt" style:font-name-complex="Arial1" style:font-size-complex="12pt"/>
    </style:style>
    <style:style style:name="T24" style:family="text">
      <style:text-properties officeooo:rsid="000349ca" style:font-name-asian="Arial1" style:font-size-asian="12pt" style:font-name-complex="Arial1" style:font-size-complex="12pt"/>
    </style:style>
    <style:style style:name="T25" style:family="text">
      <style:text-properties officeooo:rsid="00072b2b" style:font-name-asian="Arial1" style:font-size-asian="12pt" style:font-name-complex="Arial1" style:font-size-complex="12pt"/>
    </style:style>
    <style:style style:name="T26" style:family="text">
      <style:text-properties officeooo:rsid="00089e3d" style:font-name-asian="Arial1" style:font-size-asian="12pt" style:font-name-complex="Arial1" style:font-size-complex="12pt"/>
    </style:style>
    <style:style style:name="T27" style:family="text">
      <style:text-properties officeooo:rsid="00109381" style:font-name-asian="Arial1" style:font-size-asian="12pt" style:font-name-complex="Arial1" style:font-size-complex="12pt"/>
    </style:style>
    <style:style style:name="T28" style:family="text">
      <style:text-properties officeooo:rsid="0010e86a" style:font-name-asian="Arial1" style:font-size-asian="12pt" style:font-name-complex="Arial1" style:font-size-complex="12pt"/>
    </style:style>
    <style:style style:name="T29" style:family="text">
      <style:text-properties style:font-name-asian="Arial1" style:font-name-complex="Arial1"/>
    </style:style>
    <style:style style:name="T30" style:family="text">
      <style:text-properties officeooo:rsid="0006c68c" style:font-name-asian="Arial1" style:font-name-complex="Arial1"/>
    </style:style>
    <style:style style:name="T31" style:family="text">
      <style:text-properties officeooo:rsid="00089e3d" style:font-name-asian="Arial1" style:font-name-complex="Arial1"/>
    </style:style>
    <style:style style:name="T32" style:family="text">
      <style:text-properties officeooo:rsid="0003814c"/>
    </style:style>
    <style:style style:name="T33" style:family="text">
      <style:text-properties style:font-name="arial" style:font-name-asian="Arial1" style:font-size-asian="12pt" style:font-name-complex="Arial1" style:font-size-complex="12pt"/>
    </style:style>
    <style:style style:name="T34" style:family="text">
      <style:text-properties style:font-name="arial" officeooo:rsid="000349ca" style:font-name-asian="Arial1" style:font-size-asian="12pt" style:font-name-complex="Arial1" style:font-size-complex="12pt"/>
    </style:style>
    <style:style style:name="T35" style:family="text">
      <style:text-properties officeooo:rsid="0006c24f"/>
    </style:style>
    <style:style style:name="T36" style:family="text">
      <style:text-properties officeooo:rsid="0006c68c"/>
    </style:style>
    <style:style style:name="T37" style:family="text">
      <style:text-properties officeooo:rsid="00072b2b"/>
    </style:style>
    <style:style style:name="T38" style:family="text">
      <style:text-properties officeooo:rsid="00089e3d"/>
    </style:style>
    <style:style style:name="T39" style:family="text">
      <style:text-properties officeooo:rsid="000aa8da"/>
    </style:style>
    <style:style style:name="T40" style:family="text">
      <style:text-properties officeooo:rsid="000c6fff"/>
    </style:style>
    <style:style style:name="T41" style:family="text">
      <style:text-properties officeooo:rsid="00109381"/>
    </style:style>
    <style:style style:name="T42" style:family="text">
      <style:text-properties officeooo:rsid="0010e86a"/>
    </style:style>
    <style:style style:name="T43" style:family="text">
      <style:text-properties officeooo:rsid="0011656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4">Documento de Requisitos<text:line-break/></text:span><text:span text:style-name="T15">(Landing Page – C</text:span><text:span text:style-name="T16">onstru.Jr</text:span><text:span text:style-name="T15">)<text:line-break/><text:line-break/><text:line-break/></text:span><text:span text:style-name="T17">Landing Page – C</text:span><text:span text:style-name="T18">onstru.Jr </text:span><text:span text:style-name="T17">- Versão 1.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5"><text:line-break/></text:span><text:soft-page-break/><text:span text:style-name="T21">Histórico de Alteraçõ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Data</text:p>
          </table:table-cell>
          <table:table-cell table:style-name="Table1.A1" office:value-type="string">
            <text:p text:style-name="P39">Versão</text:p>
          </table:table-cell>
          <table:table-cell table:style-name="Table1.A1" office:value-type="string">
            <text:p text:style-name="P39">Descrição</text:p>
          </table:table-cell>
          <table:table-cell table:style-name="Table1.A1" office:value-type="string">
            <text:p text:style-name="P39">Autores</text:p>
          </table:table-cell>
        </table:table-row>
        <table:table-row table:style-name="Table1.2">
          <table:table-cell table:style-name="Table1.A2" office:value-type="string">
            <text:p text:style-name="P45"><text:span text:style-name="T22">20</text:span>/1<text:span text:style-name="T22">1</text:span></text:p>
          </table:table-cell>
          <table:table-cell table:style-name="Table1.B2" office:value-type="string">
            <text:p text:style-name="P45">1.0</text:p>
          </table:table-cell>
          <table:table-cell table:style-name="Table1.C2" office:value-type="string">
            <text:p text:style-name="P45">Landing Page </text:p>
          </table:table-cell>
          <table:table-cell table:style-name="Table1.D2" office:value-type="string">
            <text:p text:style-name="P57">Nadson Souza Matos</text:p>
          </table:table-cell>
        </table:table-row>
      </table:table>
      <text:p text:style-name="P44"/>
      <text:p text:style-name="P8">Cliente: - Tiago Lage<text:span text:style-name="T22">s</text:span></text:p>
      <text:p text:style-name="P8">Email: - <text:span text:style-name="T22">xxxxxxxxxxxxx@gmail.com</text:span></text:p>
      <text:p text:style-name="P8">Telefone: 35 xxxx-xxxx</text:p>
      <text:p text:style-name="P8">Endereço: Rua xxxx, xx - xxxxxxxxxx</text:p>
      <text:p text:style-name="P8">Prazo: 15 dias úteis (2 Semanas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6"/>
      <text:p text:style-name="P46"/>
      <text:p text:style-name="P46"/>
      <text:p text:style-name="P46"/>
      <text:p text:style-name="P46"><text:soft-page-break/>Visão Geral do Documento</text:p>
      <text:p text:style-name="P20">Com o intuito de facilitar a visualização e estruturação do documento, o mesmo encontra-se disposto da seguinte forma, na qual cada seção correspondente a um ponto essencial do projeto, descrevendo detalhadamente cada tópico a ser observado:</text:p>
      <text:list xml:id="list615218922" text:style-name="WWNum1">
        <text:list-item>
          <text:p text:style-name="P80">Introdução do documento</text:p>
        </text:list-item>
        <text:list-item>
          <text:p text:style-name="P80">Objetivos do projeto</text:p>
        </text:list-item>
        <text:list-item>
          <text:p text:style-name="P80">Escopo do projeto</text:p>
        </text:list-item>
        <text:list-item>
          <text:p text:style-name="P80">Objetivos e critérios de sucesso do projeto</text:p>
        </text:list-item>
        <text:list-item>
          <text:p text:style-name="P80">Descrição detalhada do projeto</text:p>
          <text:list>
            <text:list-item>
              <text:p text:style-name="P90">Requisitos funcionais</text:p>
            </text:list-item>
            <text:list-item>
              <text:p text:style-name="P90">Requisitos não funcionais</text:p>
            </text:list-item>
          </text:list>
        </text:list-item>
        <text:list-item>
          <text:p text:style-name="P80">Contato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310070160" text:style-name="WWNum3">
        <text:list-header>
          <text:p text:style-name="P83"/>
        </text:list-header>
        <text:list-item>
          <text:p text:style-name="P86"><text:soft-page-break/>Introdução do documento</text:p>
        </text:list-item>
      </text:list>
      <text:p text:style-name="P40"><text:span text:style-name="T23">E</text:span><text:span text:style-name="T33">ste documento especifica os requisitos do projeto de desenvolvimento da Landing Page </text:span><text:span text:style-name="T34">para a Empresa Júnior (EJ) Constru. Jr</text:span><text:span text:style-name="T33"> </text:span><text:span text:style-name="T8">especializada em consultoria civil. A </text:span><text:span text:style-name="T9">L</text:span><text:span text:style-name="T8">anding </text:span><text:span text:style-name="T9">P</text:span><text:span text:style-name="T8">age servirá como o principal ponto de contato online para clientes, parceiros e demais interessados. </text:span><text:span text:style-name="T33">fornecendo aos desenvolvedores as informações necessárias para a criação e implementação do mesmo, e ao cliente o escopo básico detalhado para, no término do prazo estipulado, efetuar sua homologação.</text:span></text:p>
      <text:list xml:id="list135058490510059" text:continue-numbering="true" text:style-name="WWNum3">
        <text:list-item>
          <text:p text:style-name="P83">Objetivos do projeto</text:p>
        </text:list-item>
      </text:list>
      <text:p text:style-name="P75"><text:span text:style-name="T23">Este projeto tem como objetivo a criação de uma Landing Page <text:s/></text:span><text:span text:style-name="T24">que </text:span><text:span text:style-name="T5">servirá como uma ferramenta informativa, interativa e de comunicação para a </text:span><text:span text:style-name="T7">Constru. Jr</text:span><text:span text:style-name="T6"> </text:span><text:span text:style-name="T5">, destacando suas atividades, serviços e projetos.</text:span><text:span text:style-name="T23"> Júnior</text:span></text:p>
      <text:p text:style-name="P23"/>
      <text:list xml:id="list135057989042328" text:continue-numbering="true" text:style-name="WWNum3">
        <text:list-item>
          <text:p text:style-name="P83">Escopo do projeto</text:p>
        </text:list-item>
      </text:list>
      <text:p text:style-name="P24">O projeto Landing Page de conversão, tem um site estático, o qual terá o design aprovado pela CONTRATANTE, tendo a opção de mudar 3 vezes o mesmo. Após a provação do design será dado o início no desenvolvimento desse front-end/back-end. Após o desenvolvimento concluído a CONTRATANTE têm direito de 3 manutenções no período de 1 ano, seguindo as regras explícitas no contrato.</text:p>
      <text:p text:style-name="P24"><text:s/></text:p>
      <text:list xml:id="list135058424132390" text:continue-numbering="true" text:style-name="WWNum3">
        <text:list-item>
          <text:p text:style-name="P83">Objetivos e Critérios de sucesso do projeto</text:p>
        </text:list-item>
      </text:list>
      <text:p text:style-name="P21">Para que a equipe responsável pelo projeto possa alcançar melhor o objetivo descrito, os seguintes critérios deverão ser seguidos e observados constantemente:</text:p>
      <text:list xml:id="list1491679635" text:style-name="WWNum2">
        <text:list-item>
          <text:p text:style-name="P81">Cumprir os prazos estipulados no Sprint do projeto;</text:p>
        </text:list-item>
        <text:list-item>
          <text:p text:style-name="P81">Manter Sprint do projeto atualizado;</text:p>
        </text:list-item>
        <text:list-item>
          <text:p text:style-name="P81">Manter toda a equipe informada do andamento do projeto;</text:p>
        </text:list-item>
        <text:list-item>
          <text:p text:style-name="P81">Manter toda a equipe capacitada em termos de ferramentas utilizadas no projeto;</text:p>
        </text:list-item>
        <text:list-item>
          <text:p text:style-name="P81">Desenvolver trabalho em equipe;</text:p>
        </text:list-item>
        <text:list-item>
          <text:p text:style-name="P82">Manter comunicação entre todos os envolvidos no projeto;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/>
      <text:list xml:id="list135056986355043" text:continue-list="list135058424132390" text:style-name="WWNum3">
        <text:list-item>
          <text:p text:style-name="P84">Descrição detalhada do projeto</text:p>
          <text:list>
            <text:list-item>
              <text:p text:style-name="P85">Requisitos funcionais</text:p>
            </text:list-item>
          </text:list>
        </text:list-item>
      </text:list>
      <text:p text:style-name="P19">Os requisitos funcionais listados abaixo definem especificamente as funcionalidades da seção de apresentação que o sistema deve executar: </text:p>
      <text:p text:style-name="P19"/>
      <text:p text:style-name="P5"><text:span text:style-name="T2">5.1.</text:span><text:span text:style-name="T21">1 (Seção Apresentação)</text:span><text:span text:style-name="T2">:</text:span></text:p>
      <text:list xml:id="list2997932691" text:style-name="WWNum5">
        <text:list-item>
          <text:p text:style-name="P92">Requisito Funcional 000 (Home)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9">RF-000</text:p>
          </table:table-cell>
          <table:table-cell table:style-name="Table2.A1" office:value-type="string">
            <text:p text:style-name="P65"><text:span text:style-name="T29">Seção inicial. Deverá conter um </text:span><text:span text:style-name="T11">banner estático na página inicial para destacar aspectos relevantes da Constru.JR.</text:span></text:p>
          </table:table-cell>
        </table:table-row>
        <table:table-row table:style-name="Table2.2">
          <table:table-cell table:style-name="Table2.A1" office:value-type="string">
            <text:p text:style-name="P59">Estático/Dinâmico</text:p>
          </table:table-cell>
          <table:table-cell table:style-name="Table2.B2" office:value-type="string">
            <text:p text:style-name="P12">Estático</text:p>
          </table:table-cell>
        </table:table-row>
        <table:table-row table:style-name="Table2.1">
          <table:table-cell table:style-name="Table2.A1" office:value-type="string">
            <text:p text:style-name="P59">Informações Contidas</text:p>
          </table:table-cell>
          <table:table-cell table:style-name="Table2.B3" office:value-type="string">
            <text:p text:style-name="P12">Título com a oferta principal da página, um<text:span text:style-name="T32">a <text:s/>breve apresentação da Constru.JR</text:span></text:p>
          </table:table-cell>
        </table:table-row>
      </table:table>
      <text:p text:style-name="P49"/>
      <text:p text:style-name="P47"/>
      <text:p text:style-name="P47">5.1.2 (Seção – <text:span text:style-name="T35">Introdução à Constru.Jr</text:span>):</text:p>
      <text:list xml:id="list135057145970367" text:continue-numbering="true" text:style-name="WWNum5">
        <text:list-item>
          <text:p text:style-name="P93">Requisito Funcional 001 (Seção - <text:span text:style-name="T35">Introdução à Constru.Jr</text:span>)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9">RF-001</text:p>
          </table:table-cell>
          <table:table-cell table:style-name="Table3.A1" office:value-type="string">
            <text:p text:style-name="P65"><text:span text:style-name="T29">Seção </text:span><text:span text:style-name="T30">com </text:span><text:span text:style-name="T10">uma breve introdução sobre a ConstruJR e sua natureza sem fins lucrativos.</text:span></text:p>
          </table:table-cell>
        </table:table-row>
        <table:table-row table:style-name="Table3.2">
          <table:table-cell table:style-name="Table3.A1" office:value-type="string">
            <text:p text:style-name="P59">Estático/Dinâmico</text:p>
          </table:table-cell>
          <table:table-cell table:style-name="Table3.B2" office:value-type="string">
            <text:p text:style-name="P12">Estático</text:p>
          </table:table-cell>
        </table:table-row>
        <table:table-row table:style-name="Table3.1">
          <table:table-cell table:style-name="Table3.A1" office:value-type="string">
            <text:p text:style-name="P59">Informações Contidas</text:p>
          </table:table-cell>
          <table:table-cell table:style-name="Table3.B3" office:value-type="string">
            <text:p text:style-name="P87">Texto introdutório sobre a ConstruJR.</text:p>
          </table:table-cell>
        </table:table-row>
      </table:table>
      <text:p text:style-name="P36"/>
      <text:p text:style-name="P36"/>
      <text:p text:style-name="P36"><text:soft-page-break/></text:p>
      <text:p text:style-name="P48">5.1.3 (Seção - <text:span text:style-name="T36">Serviços</text:span>):</text:p>
      <text:list xml:id="list135056725087632" text:continue-numbering="true" text:style-name="WWNum5">
        <text:list-item>
          <text:p text:style-name="P92">Requisito Funcional 002 (Seção - <text:span text:style-name="T36">Serviços</text:span>):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9">RF-002</text:p>
          </table:table-cell>
          <table:table-cell table:style-name="Table4.A1" office:value-type="string">
            <text:p text:style-name="P66"><text:span text:style-name="T29">Seção destinada a apresentar aos usuários </text:span><text:span text:style-name="T10">os serviços oferecidos, como consultoria civil, projetos de arquitetura, projetos estruturais e eletrônicos.</text:span></text:p>
          </table:table-cell>
        </table:table-row>
        <table:table-row table:style-name="Table4.2">
          <table:table-cell table:style-name="Table4.A1" office:value-type="string">
            <text:p text:style-name="P59">Estático/Dinâmico</text:p>
          </table:table-cell>
          <table:table-cell table:style-name="Table4.B2" office:value-type="string">
            <text:p text:style-name="P29">Dinâmico</text:p>
          </table:table-cell>
        </table:table-row>
        <table:table-row table:style-name="Table4.1">
          <table:table-cell table:style-name="Table4.A1" office:value-type="string">
            <text:p text:style-name="P59">Informações Contidas</text:p>
          </table:table-cell>
          <table:table-cell table:style-name="Table4.B3" office:value-type="string">
            <text:p text:style-name="P71">Lista dinâmica <text:span text:style-name="T37">contendo um breve descrição </text:span>dos serviços oferecidos com links para <text:span text:style-name="T38">as seções</text:span> específic<text:span text:style-name="T38">a</text:span>s. 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60"/>
            <text:p text:style-name="P60">Botões/Funcionalidades</text:p>
            <text:p text:style-name="P60">Usuário</text:p>
          </table:table-cell>
          <table:table-cell table:style-name="Tabela1.B1" table:number-columns-spanned="2" office:value-type="string">
            <text:p text:style-name="P17">RF 00<text:span text:style-name="T36">2</text:span> - Função 001 (Botão de <text:span text:style-name="T36">Navegação para cada serviço</text:span>)</text:p>
          </table:table-cell>
          <table:covered-table-cell/>
        </table:table-row>
        <table:table-row table:style-name="Tabela1.1">
          <table:covered-table-cell table:style-name="Tabela1.A1"/>
          <table:table-cell table:style-name="Tabela1.B2" office:value-type="string">
            <text:p text:style-name="P26">Usuário:</text:p>
            <text:p text:style-name="P26">1. Clica no botão de <text:span text:style-name="T36">destinado para cada serviço </text:span></text:p>
            <text:p text:style-name="P13"/>
          </table:table-cell>
          <table:table-cell table:style-name="Tabela1.C2" office:value-type="string">
            <text:p text:style-name="P26">Sistema:</text:p>
            <text:p text:style-name="P26">2. Redireciona o usuário para um<text:span text:style-name="T38">a seção</text:span> com as <text:span text:style-name="T37">informações desse serviço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9"><text:soft-page-break/>5.1.<text:span text:style-name="T38">4</text:span> (<text:span text:style-name="T38">Seção</text:span> – <text:span text:style-name="T37">Descrição de Serviços</text:span>):</text:p>
      <text:list xml:id="list135057340032398" text:continue-numbering="true" text:style-name="WWNum5">
        <text:list-item>
          <text:p text:style-name="P92">Requisito Funcional 00<text:span text:style-name="T38">3</text:span> (<text:span text:style-name="T38">Seção</text:span><text:span text:style-name="T37">– Descrição de Serviços</text:span>:<text:span text:style-name="T38">)</text:span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9">RF-003</text:p>
          </table:table-cell>
          <table:table-cell table:style-name="Table5.A1" office:value-type="string">
            <text:p text:style-name="P68"><text:span text:style-name="T26">Seção </text:span><text:span text:style-name="T23">destinada a</text:span><text:span text:style-name="T25">o d</text:span><text:span text:style-name="T10">esenvolvimento de descrições estáticas para cada serviço, destacando benefícios e experiência associada.</text:span></text:p>
          </table:table-cell>
        </table:table-row>
        <table:table-row table:style-name="Table5.2">
          <table:table-cell table:style-name="Table5.A1" office:value-type="string">
            <text:p text:style-name="P59">Estático/Dinâmico</text:p>
          </table:table-cell>
          <table:table-cell table:style-name="Table5.B2" office:value-type="string">
            <text:p text:style-name="P12">Estático</text:p>
          </table:table-cell>
        </table:table-row>
        <table:table-row table:style-name="Table5.1">
          <table:table-cell table:style-name="Table5.A1" office:value-type="string">
            <text:p text:style-name="P59">Informações Contidas</text:p>
          </table:table-cell>
          <table:table-cell table:style-name="Table5.B3" office:value-type="string">
            <text:p text:style-name="P71"><text:span text:style-name="T38">T</text:span>exto explicativo estático para cada serviço com destaque para benefícios e experiência.</text:p>
          </table:table-cell>
        </table:table-row>
      </table:table>
      <text:p text:style-name="P51"/>
      <text:p text:style-name="P51">5.1.<text:span text:style-name="T38">5</text:span> (<text:span text:style-name="T38">Seção</text:span> – <text:span text:style-name="T38">Galeria de Projetos</text:span>):</text:p>
      <text:list xml:id="list135057515386990" text:continue-numbering="true" text:style-name="WWNum5">
        <text:list-item>
          <text:p text:style-name="P94">Requisito Funcional 00<text:span text:style-name="T38">4</text:span> <text:span text:style-name="T38">(Seção</text:span><text:span text:style-name="T37">– </text:span><text:span text:style-name="T38">Galeria de Projetos</text:span>:<text:span text:style-name="T38">)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1">RF-00<text:span text:style-name="T38">4</text:span></text:p>
          </table:table-cell>
          <table:table-cell table:style-name="Tabela2.A1" office:value-type="string">
            <text:p text:style-name="P67"><text:span text:style-name="T31">Seção </text:span><text:span text:style-name="T29">destinada a</text:span><text:span text:style-name="T11"> </text:span><text:span text:style-name="T12">i</text:span><text:span text:style-name="T11">mplementação de uma galeria dinâmica de projetos anteriores, categorizada por projetos de arquitetura, estruturais e eletrônic</text:span><text:span text:style-name="T12">os.</text:span></text:p>
          </table:table-cell>
        </table:table-row>
        <table:table-row table:style-name="Tabela2.2">
          <table:table-cell table:style-name="Tabela2.A1" office:value-type="string">
            <text:p text:style-name="P61">Estático/Dinâmico</text:p>
          </table:table-cell>
          <table:table-cell table:style-name="Tabela2.B2" office:value-type="string">
            <text:p text:style-name="P30">Dinâmico</text:p>
          </table:table-cell>
        </table:table-row>
        <table:table-row table:style-name="Tabela2.1">
          <table:table-cell table:style-name="Tabela2.A1" office:value-type="string">
            <text:p text:style-name="P61">Informações Contidas</text:p>
          </table:table-cell>
          <table:table-cell table:style-name="Tabela2.B3" office:value-type="string">
            <text:p text:style-name="P72">Galeria dinâmica de imagens com descrições para projetos anteriores.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2" office:value-type="string">
            <text:p text:style-name="P62"/>
            <text:p text:style-name="P62">Botões/Funcionalidades</text:p>
            <text:p text:style-name="P62">Usuário</text:p>
          </table:table-cell>
          <table:table-cell table:style-name="Tabela3.B1" table:number-columns-spanned="2" office:value-type="string">
            <text:p text:style-name="P41"><text:span text:style-name="T23">RF 004 - Função 001 (</text:span><text:span text:style-name="T3">Botões de navegação na galeria.</text:span><text:span text:style-name="T23">)</text:span></text:p>
          </table:table-cell>
          <table:covered-table-cell/>
        </table:table-row>
        <table:table-row table:style-name="Tabela3.1">
          <table:covered-table-cell table:style-name="Tabela3.A1"/>
          <table:table-cell table:style-name="Tabela3.B2" office:value-type="string">
            <text:p text:style-name="P27">Usuário:</text:p>
            <text:p text:style-name="P27">1. Clica no botão <text:span text:style-name="T39">para navegar pela galeria </text:span></text:p>
            <text:p text:style-name="P14"/>
          </table:table-cell>
          <table:table-cell table:style-name="Tabela3.C2" office:value-type="string">
            <text:p text:style-name="P27">Sistema:</text:p>
            <text:p text:style-name="P27">2. Redireciona o usuário para <text:span text:style-name="T39">os próximos projetos</text:span></text:p>
          </table:table-cell>
        </table:table-row>
      </table:table>
      <text:p text:style-name="P52"/>
      <text:p text:style-name="P52"/>
      <text:p text:style-name="P52"/>
      <text:p text:style-name="P52"><text:soft-page-break/>5.1.<text:span text:style-name="T40">6</text:span> (<text:span text:style-name="T38">Seção</text:span> – <text:span text:style-name="T39">Parceiros</text:span>):</text:p>
      <text:list xml:id="list135058068482711" text:continue-numbering="true" text:style-name="WWNum5">
        <text:list-item>
          <text:p text:style-name="P95">Requisito Funcional <text:span text:style-name="T39">005</text:span> <text:span text:style-name="T38">(Seção</text:span><text:span text:style-name="T37">– </text:span><text:span text:style-name="T39">Parceiros</text:span>:<text:span text:style-name="T38">)</text:span>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2">RF-00<text:span text:style-name="T39">5</text:span></text:p>
          </table:table-cell>
          <table:table-cell table:style-name="Tabela4.A1" office:value-type="string">
            <text:p text:style-name="P69"><text:span text:style-name="T26">Seção </text:span><text:span text:style-name="T23">destinada</text:span><text:span text:style-name="T12"> listar os parceiros estratégicos da ConstruJR, exibindo logos e uma breve descrição.</text:span></text:p>
          </table:table-cell>
        </table:table-row>
        <table:table-row table:style-name="Tabela4.2">
          <table:table-cell table:style-name="Tabela4.A1" office:value-type="string">
            <text:p text:style-name="P62">Estático/Dinâmico</text:p>
          </table:table-cell>
          <table:table-cell table:style-name="Tabela4.B2" office:value-type="string">
            <text:p text:style-name="P31">Estático</text:p>
          </table:table-cell>
        </table:table-row>
        <table:table-row table:style-name="Tabela4.1">
          <table:table-cell table:style-name="Tabela4.A1" office:value-type="string">
            <text:p text:style-name="P62">Informações Contidas</text:p>
          </table:table-cell>
          <table:table-cell table:style-name="Tabela4.B3" office:value-type="string">
            <text:p text:style-name="P72">Lista de parceiros com logos e breve descrição.</text:p>
          </table:table-cell>
        </table:table-row>
      </table:table>
      <text:p text:style-name="P53"/>
      <text:p text:style-name="P53">5.1.<text:span text:style-name="T40">7</text:span> (<text:span text:style-name="T38">Seção</text:span> – <text:span text:style-name="T39">Parceiros</text:span>):</text:p>
      <text:list xml:id="list135058382089970" text:continue-numbering="true" text:style-name="WWNum5">
        <text:list-item>
          <text:p text:style-name="P96">Requisito Funcional <text:span text:style-name="T39">00</text:span><text:span text:style-name="T40">6</text:span> <text:span text:style-name="T38">(Seção</text:span><text:span text:style-name="T37">– </text:span><text:span text:style-name="T39">Parceiros</text:span>:<text:span text:style-name="T38">)</text:span></text:p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3">RF-00<text:span text:style-name="T40">6</text:span></text:p>
          </table:table-cell>
          <table:table-cell table:style-name="Tabela5.A1" office:value-type="string">
            <text:p text:style-name="P70"><text:span text:style-name="T26">Seção </text:span><text:span text:style-name="T23">destinada</text:span><text:span text:style-name="T12"> listar os parceiros estratégicos da ConstruJR, exibindo logos e uma breve descrição.</text:span></text:p>
          </table:table-cell>
        </table:table-row>
        <table:table-row table:style-name="Tabela5.2">
          <table:table-cell table:style-name="Tabela5.A1" office:value-type="string">
            <text:p text:style-name="P63">Estático/Dinâmico</text:p>
          </table:table-cell>
          <table:table-cell table:style-name="Tabela5.B2" office:value-type="string">
            <text:p text:style-name="P32">Estático</text:p>
          </table:table-cell>
        </table:table-row>
        <table:table-row table:style-name="Tabela5.1">
          <table:table-cell table:style-name="Tabela5.A1" office:value-type="string">
            <text:p text:style-name="P63">Informações Contidas</text:p>
          </table:table-cell>
          <table:table-cell table:style-name="Tabela5.B3" office:value-type="string">
            <text:p text:style-name="P73">Lista de parceiros com logos e breve descrição.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5.1.<text:span text:style-name="T40">8</text:span> (<text:span text:style-name="T38">Seção</text:span> – <text:span text:style-name="T40">Testemunhos</text:span>):</text:p>
      <text:list xml:id="list135056823724455" text:continue-numbering="true" text:style-name="WWNum5">
        <text:list-item>
          <text:p text:style-name="P96">Requisito Funcional <text:span text:style-name="T39">00</text:span><text:span text:style-name="T40">7 </text:span><text:span text:style-name="T38">(Seção</text:span><text:span text:style-name="T37">– </text:span><text:span text:style-name="T40">Testemunhos</text:span>:<text:span text:style-name="T38">)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3">RF-00<text:span text:style-name="T40">7</text:span></text:p>
          </table:table-cell>
          <table:table-cell table:style-name="Tabela6.A1" office:value-type="string">
            <text:p text:style-name="P88">Se disponíveis, inclusão de testemunhos dinâmicos de clientes na seção de parceiros para fornecer validação social.</text:p>
          </table:table-cell>
        </table:table-row>
        <table:table-row table:style-name="Tabela6.2">
          <table:table-cell table:style-name="Tabela6.A1" office:value-type="string">
            <text:p text:style-name="P63">Estático/Dinâmico</text:p>
          </table:table-cell>
          <table:table-cell table:style-name="Tabela6.B2" office:value-type="string">
            <text:p text:style-name="P33">Dinâmico</text:p>
          </table:table-cell>
        </table:table-row>
        <table:table-row table:style-name="Tabela6.1">
          <table:table-cell table:style-name="Tabela6.A1" office:value-type="string">
            <text:p text:style-name="P63">Informações Contidas</text:p>
          </table:table-cell>
          <table:table-cell table:style-name="Tabela6.B3" office:value-type="string">
            <text:p text:style-name="P73">Depoimentos dinâmicos de clientes destacando experiências positivas.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rows-spanned="2" office:value-type="string">
            <text:p text:style-name="P64"/>
            <text:p text:style-name="P64">Botões/Funcionalidades</text:p>
            <text:p text:style-name="P64">Usuário</text:p>
          </table:table-cell>
          <table:table-cell table:style-name="Tabela7.B1" table:number-columns-spanned="2" office:value-type="string">
            <text:p text:style-name="P42"><text:span text:style-name="T23">RF 00</text:span><text:span text:style-name="T27">7</text:span><text:span text:style-name="T23"> - Função 001 (</text:span><text:span text:style-name="T4">Botões para avançar/retroceder nos depoimentos.</text:span><text:span text:style-name="T23">)</text:span></text:p>
          </table:table-cell>
          <table:covered-table-cell/>
        </table:table-row>
        <table:table-row table:style-name="Tabela7.1">
          <table:covered-table-cell table:style-name="Tabela7.A1"/>
          <table:table-cell table:style-name="Tabela7.B2" office:value-type="string">
            <text:p text:style-name="P28">Usuário:</text:p>
            <text:p text:style-name="P28">1. Clica no botão <text:span text:style-name="T39">para </text:span><text:span text:style-name="T41">acessar o próximo depoimento ou o anterior</text:span></text:p>
            <text:p text:style-name="P15"/>
          </table:table-cell>
          <table:table-cell table:style-name="Tabela7.C2" office:value-type="string">
            <text:p text:style-name="P28">Sistema:</text:p>
            <text:p text:style-name="P28">2. Redireciona o usuário para <text:span text:style-name="T41">o próximo ou o depoimento anterior</text:span>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5.1.<text:span text:style-name="T41">9</text:span> (<text:span text:style-name="T38">Seção</text:span> – <text:span text:style-name="T42">Noticias</text:span>):</text:p>
      <text:list xml:id="list135056947239045" text:continue-numbering="true" text:style-name="WWNum5">
        <text:list-item>
          <text:p text:style-name="P97">Requisito Funcional <text:span text:style-name="T39">00</text:span><text:span text:style-name="T41">8</text:span><text:span text:style-name="T40"> </text:span><text:span text:style-name="T38">(Seção</text:span><text:span text:style-name="T37">– </text:span><text:span text:style-name="T42">Noticias</text:span>:<text:span text:style-name="T38">)</text:span></text:p>
        </text:list-item>
      </text:list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4">RF-00<text:span text:style-name="T41">8</text:span></text:p>
          </table:table-cell>
          <table:table-cell table:style-name="Tabela8.A1" office:value-type="string">
            <text:p text:style-name="P89">Criação de uma seção dinâmica para postagem de notícias e atualizações, categorizando por temas relevantes para manter os visitantes informados.</text:p>
          </table:table-cell>
        </table:table-row>
        <table:table-row table:style-name="Tabela8.2">
          <table:table-cell table:style-name="Tabela8.A1" office:value-type="string">
            <text:p text:style-name="P64">Estático/Dinâmico</text:p>
          </table:table-cell>
          <table:table-cell table:style-name="Tabela8.B2" office:value-type="string">
            <text:p text:style-name="P34">Dinâmico</text:p>
          </table:table-cell>
        </table:table-row>
        <table:table-row table:style-name="Tabela8.1">
          <table:table-cell table:style-name="Tabela8.A1" office:value-type="string">
            <text:p text:style-name="P64">Informações Contidas</text:p>
          </table:table-cell>
          <table:table-cell table:style-name="Tabela8.B3" office:value-type="string">
            <text:p text:style-name="P74">Lista dinâmica de postagens do blog categorizadas.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rows-spanned="2" office:value-type="string">
            <text:p text:style-name="P64"/>
            <text:p text:style-name="P64">Botões/Funcionalidades</text:p>
            <text:p text:style-name="P64">Usuário</text:p>
          </table:table-cell>
          <table:table-cell table:style-name="Tabela9.B1" table:number-columns-spanned="2" office:value-type="string">
            <text:p text:style-name="P43"><text:span text:style-name="T23">RF 00</text:span><text:span text:style-name="T28">8</text:span><text:span text:style-name="T23"> - Função 001 (</text:span><text:span text:style-name="T4">Botões para ler mais postagens.</text:span><text:span text:style-name="T23">)</text:span></text:p>
          </table:table-cell>
          <table:covered-table-cell/>
        </table:table-row>
        <table:table-row table:style-name="Tabela9.1">
          <table:covered-table-cell table:style-name="Tabela9.A1"/>
          <table:table-cell table:style-name="Tabela9.B2" office:value-type="string">
            <text:p text:style-name="P28">Usuário:</text:p>
            <text:p text:style-name="P28">1. Clica no botão <text:span text:style-name="T39">para </text:span><text:span text:style-name="T41">acessar </text:span><text:span text:style-name="T42">a</text:span><text:span text:style-name="T41"> próxim</text:span><text:span text:style-name="T42">a</text:span><text:span text:style-name="T41"> </text:span><text:span text:style-name="T42">noticia</text:span></text:p>
            <text:p text:style-name="P15"><text:s/></text:p>
          </table:table-cell>
          <table:table-cell table:style-name="Tabela9.C2" office:value-type="string">
            <text:p text:style-name="P28">Sistema:</text:p>
            <text:p text:style-name="P28">2. Redireciona o usuário para <text:span text:style-name="T42">a</text:span><text:span text:style-name="T41"> próxim</text:span><text:span text:style-name="T42">a</text:span><text:span text:style-name="T41"> </text:span><text:span text:style-name="T42">noticia</text:span></text:p>
          </table:table-cell>
        </table:table-row>
      </table:table>
      <text:p text:style-name="P54"/>
      <text:p text:style-name="P55">5.1.<text:span text:style-name="T43">10</text:span> (Seção - Footer): </text:p>
      <text:list xml:id="list135058312770396" text:continue-numbering="true" text:style-name="WWNum5">
        <text:list-item>
          <text:p text:style-name="P92">Requisito Funcional 00<text:span text:style-name="T43">9 </text:span>(Seção - Footer):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9">RF-00<text:span text:style-name="T43">9</text:span></text:p>
          </table:table-cell>
          <table:table-cell table:style-name="Table6.A1" table:number-columns-spanned="2" office:value-type="string">
            <text:p text:style-name="P59">Seção final. 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59">Estático/Dinâmico</text:p>
          </table:table-cell>
          <table:table-cell table:style-name="Table6.B2" table:number-columns-spanned="2" office:value-type="string">
            <text:p text:style-name="P12">Estático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59">Informações Contidas</text:p>
          </table:table-cell>
          <table:table-cell table:style-name="Table6.B3" table:number-columns-spanned="2" office:value-type="string">
            <text:p text:style-name="P12">Redes sociais:</text:p>
            <text:p text:style-name="P12">Instagram</text:p>
            <text:p text:style-name="P35">whatsapp</text:p>
            <text:p text:style-name="P12"/>
            <text:p text:style-name="P35">Outras formas de contato:<text:line-break/>E-mail</text:p>
            <text:p text:style-name="P12"/>
            <text:p text:style-name="P12">Logo da Con<text:span text:style-name="T43">str</text:span>u. Jr</text:p>
          </table:table-cell>
          <table:covered-table-cell/>
        </table:table-row>
        <table:table-row table:style-name="Table6.1">
          <table:table-cell table:style-name="Table6.A1" table:number-rows-spanned="2" office:value-type="string">
            <text:p text:style-name="P59"/>
            <text:p text:style-name="P59">Botões/Funcionalidades</text:p>
            <text:p text:style-name="P59"><text:soft-page-break/>Usuário</text:p>
          </table:table-cell>
          <table:table-cell table:style-name="Table6.B4" table:number-columns-spanned="2" office:value-type="string">
            <text:p text:style-name="P16">RF 00<text:span text:style-name="T43">9 </text:span>- Função 001 (Botão de <text:span text:style-name="T43">direcionamento as respectivas redes sociais</text:span> )</text:p>
          </table:table-cell>
          <table:covered-table-cell/>
        </table:table-row>
        <table:table-row table:style-name="Table6.1">
          <table:covered-table-cell table:style-name="Table6.A1"/>
          <table:table-cell table:style-name="Table6.B5" office:value-type="string">
            <text:p text:style-name="P25">Usuário:<text:soft-page-break/></text:p>
            <text:p text:style-name="P25">1. Clica no botão <text:span text:style-name="T43">da rede sócia, a qual ele deseja contactar</text:span></text:p>
            <text:p text:style-name="P12"/>
          </table:table-cell>
          <table:table-cell table:style-name="Table6.C5" office:value-type="string">
            <text:p text:style-name="P25">Sistema:</text:p>
            <text:p text:style-name="P25"><text:soft-page-break/>2. Redireciona o usuário para <text:span text:style-name="T43">um chat da rede, a qual o cliente escolheu</text:span></text:p>
          </table:table-cell>
        </table:table-row>
      </table:table>
      <text:p text:style-name="P49"/>
      <text:p text:style-name="P56">5.2. Requisitos não funcionais</text:p>
      <text:p text:style-name="P6"><text:span text:style-name="T21"><text:tab/></text:span><text:span text:style-name="T17">Os requisitos listados abaixo são relacionados ao uso do </text:span><text:span text:style-name="T20">(projeto)</text:span><text:span text:style-name="T17"> em termos de desempenho, usabilidade, confiabilidade, manutenibilidade e tecnologias empregadas para seu desenvolvimento.</text:span></text:p>
      <text:list xml:id="list4211713342" text:style-name="WWNum4">
        <text:list-item>
          <text:p text:style-name="P76"><text:span text:style-name="T20">Usabilidade</text:span><text:span text:style-name="T17">: </text:span><text:span text:style-name="T19">a</text:span><text:span text:style-name="T17"> </text:span><text:span text:style-name="T19">landing page</text:span><text:span text:style-name="T17"> deverá oferecer uma interface simples, intuitiva e de fácil navegação para facilitar o uso para os usuários;</text:span></text:p>
        </text:list-item>
        <text:list-item>
          <text:p text:style-name="P77"><text:span text:style-name="T20">Acessibilidade</text:span><text:span text:style-name="T17">: a interface d</text:span><text:span text:style-name="T19">a</text:span><text:span text:style-name="T17"> </text:span><text:span text:style-name="T19">landing page </text:span><text:span text:style-name="T17">deverá atender aos quesitos básicos de acessibilidade, permitindo o uso de leitores de tela, alto contraste, etc.;</text:span></text:p>
        </text:list-item>
        <text:list-item>
          <text:p text:style-name="P77"><text:span text:style-name="T20">Arquitetura</text:span><text:span text:style-name="T17">: </text:span><text:span text:style-name="T19">a</text:span><text:span text:style-name="T17"> </text:span><text:span text:style-name="T19">landing page </text:span><text:span text:style-name="T17">será desenvolvido utilizando a arquitetura cliente-servidor;</text:span></text:p>
        </text:list-item>
        <text:list-item>
          <text:p text:style-name="P78"><text:span text:style-name="T20">Disponibilidade</text:span><text:span text:style-name="T17">: </text:span><text:span text:style-name="T19">a</text:span><text:span text:style-name="T17"> </text:span><text:span text:style-name="T19">landing page</text:span><text:span text:style-name="T17"> deverá estar disponível aos usuários em 99% de tempo.</text:span></text:p>
        </text:list-item>
      </text:list>
      <text:p text:style-name="P10"/>
      <text:p text:style-name="P10"/>
      <text:list xml:id="list135056730534349" text:continue-list="list135056986355043" text:style-name="WWNum3">
        <text:list-item>
          <text:p text:style-name="P83">Contato</text:p>
        </text:list-item>
      </text:list>
      <text:p text:style-name="P10">Para quaisquer esclarecimentos, a empresa Comp Júnior se coloca à disposição através dos contatos:</text:p>
      <text:section text:style-name="Sect1" text:name="TextSection">
        <text:p text:style-name="P58"><text:span text:style-name="T20">Comp Júnior<text:line-break/></text:span><text:span text:style-name="T17">contato@compjunior.com.br<text:line-break/>(35) 3829-5188</text:span></text:p>
      </text:section>
      <text:section text:style-name="Sect2" text:name="Section1">
        <text:p text:style-name="P37"/>
        <text:p text:style-name="P38"><text:s text:c="2"/></text:p>
      </text:section>
      <text:section text:style-name="Sect1" text:name="Section2">
        <text:p text:style-name="P22">Lavras,(data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847cm" fo:margin-bottom="0.212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635cm" fo:margin-bottom="0.14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94cm" fo:margin-bottom="0.14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23cm" fo:margin-bottom="0.07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88cm" fo:margin-bottom="0.07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53cm" fo:margin-bottom="0.07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847cm" fo:margin-bottom="0.212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3" style:display-name="ListLabel 3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16pt" fo:font-weight="bold" style:font-size-asian="16pt" style:font-weight-asian="bold" style:font-size-complex="16pt"/>
    </style:style>
    <style:style style:name="ListLabel_20_13" style:display-name="ListLabel 13" style:family="text">
      <style:text-properties style:font-name="Arial" fo:font-family="Arial" style:font-family-generic="roman" style:font-pitch="variable" fo:font-size="16pt" fo:font-weight="bold" style:font-weight-asian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2pt"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font-name="Arial" fo:font-family="Arial" style:font-family-generic="roman" style:font-pitch="variable" fo:font-size="12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6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2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31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20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6.09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7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5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4" text:style-name="ListLabel_20_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5" text:style-name="ListLabel_20_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8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7" text:style-name="ListLabel_20_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Noto Sans Symbols'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1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5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2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2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8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2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1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046cm" fo:margin-bottom="0.046cm" style:contextual-spacing="false" fo:line-height="200%" fo:text-align="center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a5a5a5" fo:keep-with-next="auto">
        <style:tab-stops>
          <style:tab-stop style:position="4.551cm"/>
          <style:tab-stop style:position="5.265cm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a5a5a5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MT2" style:family="text">
      <style:text-properties fo:color="#ff0000" loext:opacity="100%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1.905cm" fo:margin-right="1.905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905cm" fo:margin-right="1.905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7.869cm" svg:height="1.349cm" draw:z-index="9"><draw:image xlink:href="Pictures/10000001000001BB0000004CDA5956C421286D22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" text:anchor-type="as-char" svg:width="7.869cm" svg:height="1.349cm" draw:z-index="10"><draw:image xlink:href="Pictures/10000001000001BB0000004CDA5956C421286D22.png" xlink:type="simple" xlink:show="embed" xlink:actuate="onLoad" draw:mime-type="image/png"/></draw:frame></text:p>
      </style:header>
      <style:footer>
        <text:p text:style-name="MP3"><text:span text:style-name="MT1">Sala 11B - Primeiro Andar<text:line-break/>Departamento de Ciência da Computação - DCC<text:line-break/>Campus Universitário da UFLA - Universidade Federal de Lavras<text:line-break/></text:span><text:span text:style-name="MT2">Documento inválido, usado apenas para capacitação <text:s text:c="81"/></text:span><text:span text:style-name="MT1">Lavras - M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4T18:48:19.143453015</dc:date>
    <meta:editing-duration>PT6M53S</meta:editing-duration>
    <meta:editing-cycles>1</meta:editing-cycles>
    <meta:document-statistic meta:table-count="15" meta:image-count="2" meta:object-count="0" meta:page-count="11" meta:paragraph-count="177" meta:word-count="1134" meta:character-count="7910" meta:non-whitespace-character-count="6876"/>
  </office:meta>
</office:document-meta>
</file>